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4B700002DFFF2220063.svm"/>
  <manifest:file-entry manifest:media-type="" manifest:full-path="Pictures/200000090000675B000052B04A0DCBDE.svm"/>
  <manifest:file-entry manifest:media-type="" manifest:full-path="Pictures/20000009000047510000413836DB7C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Heading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SSIER RESSOURCES</text:p>
      <text:p text:style-name="Heading">GALET FREINEUR</text:p>
      <text:p text:style-name="Text_20_body"/>
      <text:h text:style-name="Heading_20_1" text:outline-level="1">Logiciel d'acquisition</text:h>
      <text:p text:style-name="Text_20_body">Lancer le logiciel en sélectionnant Programmes &gt; SII &gt; Matériel &gt; Galet Freineur &gt; Acquisition.</text:p>
      <text:p text:style-name="Text_20_body">Une interface Scilab s'ouvre et permet de stocker les données mesurées et les afficher.</text:p>
      <text:p text:style-name="Text_20_body"><draw:frame draw:style-name="fr1" draw:name="images1" text:anchor-type="paragraph" svg:width="13.293cm" svg:height="12.155cm" draw:z-index="0"><draw:image xlink:href="Pictures/20000009000047510000413836DB7CDD.svm" xlink:type="simple" xlink:show="embed" xlink:actuate="onLoad"/></draw:frame></text:p>
      <text:h text:style-name="Heading_20_2" text:outline-level="2">Réaliser une mesure</text:h>
      <text:p text:style-name="Text_20_body">Commencer par connecter le port série.</text:p>
      <text:p text:style-name="Text_20_body">Sélectionner le temps d'acquisition souhaité. Une durée de 12 secondes est généralement adéquate pour couvrir le temps de descente du chariot.</text:p>
      <text:p text:style-name="Text_20_body">Préciser éventuellement un nom pour la mesure.</text:p>
      <text:p text:style-name="Text_20_body">Remonter le chariot en butée haute.</text:p>
      <text:p text:style-name="Text_20_body">Lancer l'acquisition et, après deux secondes, lâcher le chariot.</text:p>
      <text:p text:style-name="Text_20_body">Attendre la fin de la mesure, qui s'affichera dans la liste.</text:p>
      <text:p text:style-name="P1"><text:soft-page-break/>Remarque : Les mesures par jauges de déformations sont soumises à des dérives lentes (dues à la température essentiellement). Le logiciel étalonne les capteurs d'effort à zéro en tout début d'acquisition donc il est important de ne pas exercer d'effort sur le galet en début d'acquisition pour ne pas fausser la mesure.</text:p>
      <text:h text:style-name="Heading_20_2" text:outline-level="2">Afficher les courbes</text:h>
      <text:p text:style-name="Text_20_body">Sélectionner la mesure à afficher.</text:p>
      <text:p text:style-name="Text_20_body">Sélectionner les grandeurs physiques à afficher.</text:p>
      <text:p text:style-name="Text_20_body">Afficher les courbes.</text:p>
      <text:p text:style-name="Text_20_body">Exemple pour une mesure avec 6° de pente et une masse de 40 kg sur le chariot.</text:p>
      <text:p text:style-name="Text_20_body"><draw:frame draw:style-name="fr2" draw:name="images2" text:anchor-type="paragraph" svg:width="17cm" svg:height="13.601cm" draw:z-index="1"><draw:image xlink:href="Pictures/200000090000675B000052B04A0DCBDE.svm" xlink:type="simple" xlink:show="embed" xlink:actuate="onLoad"/></draw:frame></text:p>
      <text:h text:style-name="Heading_20_2" text:outline-level="2">Enregistrer les mesures</text:h>
      <text:p text:style-name="Text_20_body">Il est possible d'enregister ou recharger des mesures. Pour cela, sélectionner la ou les mesures à enregistrer puis cliquer sur « enregistrer ».</text:p>
      <text:p text:style-name="Text_20_body">De même, pour importer des mesures préalablement enregistrées, cliquer sur « importer » et sélectionner le fichier.</text:p>
      <text:h text:style-name="Heading_20_2" text:outline-level="2"><text:soft-page-break/>Extraire les données dans Scilab ou dans un tableur</text:h>
      <text:p text:style-name="Text_20_body"><draw:frame draw:style-name="fr3" draw:name="images3" text:anchor-type="paragraph" svg:x="8.137cm" svg:y="0.166cm" svg:width="8.553cm" svg:height="7.463cm" draw:z-index="2"><draw:image xlink:href="Pictures/20000009000034B700002DFFF2220063.svm" xlink:type="simple" xlink:show="embed" xlink:actuate="onLoad"/></draw:frame>Revenir dans la console Scilab. Les données sont stockées dans les variables : <text:span text:style-name="T1">cur_mesure.temps</text:span> et <text:span text:style-name="T1">cur_mesure.data</text:span>.</text:p>
      <text:p text:style-name="Text_20_body"/>
      <text:p text:style-name="Text_20_body">Par exemple pour tracer la position du chariot :</text:p>
      <text:p text:style-name="Text_20_body">plot(cur_mesure.temps ,cur_mesure.data(1,:)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ur_mesure.temps est un vecteur des temps pour chaque point de mesure.</text:p>
      <text:p text:style-name="Text_20_body">cur_mesure.data est un tableau de 10 ligne (et d'autant de colonne qu'il y a de points de mesure au cours du temps). Les lignes contiennent :</text:p>
      <text:list xml:id="list35577201" text:style-name="L1">
        <text:list-item>
          <text:p text:style-name="P2">Position du chariot,</text:p>
        </text:list-item>
        <text:list-item>
          <text:p text:style-name="P2">Vitesse du chariot,</text:p>
        </text:list-item>
        <text:list-item>
          <text:p text:style-name="P2">Accélération du chariot</text:p>
        </text:list-item>
        <text:list-item>
          <text:p text:style-name="P2">Position du galet,</text:p>
        </text:list-item>
        <text:list-item>
          <text:p text:style-name="P2">Vitesse du galet,</text:p>
        </text:list-item>
        <text:list-item>
          <text:p text:style-name="P2">Accélération du galet,</text:p>
        </text:list-item>
        <text:list-item>
          <text:p text:style-name="P2">L'effort normal,</text:p>
        </text:list-item>
        <text:list-item>
          <text:p text:style-name="P2">L'effort tangentiel,</text:p>
        </text:list-item>
        <text:list-item>
          <text:p text:style-name="P2">L'état de la poignée (donnée non utile),</text:p>
        </text:list-item>
        <text:list-item>
          <text:p text:style-name="P2">Les intervalles de temps entre chaque mesure (donnée non utile).</text:p>
        </text:list-item>
      </text:list>
      <text:p text:style-name="Text_20_body"/>
      <text:p text:style-name="Text_20_body">Il est alors possible de copier ces données dans d'autres variables pour les traiter à souhait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22pt" fo:font-weight="bold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7T00:03:18</meta:creation-date>
    <dc:date>2014-01-08T15:51:34.25</dc:date>
    <meta:editing-duration>PT31M8S</meta:editing-duration>
    <meta:editing-cycles>4</meta:editing-cycles>
    <meta:generator>LibreOffice/3.3$Win32 LibreOffice_project/330m19$Build-202</meta:generator>
    <meta:document-statistic meta:table-count="0" meta:image-count="3" meta:object-count="0" meta:page-count="3" meta:paragraph-count="38" meta:word-count="366" meta:character-count="2287"/>
  </office:meta>
</office:document-meta>
</file>